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0dfb7" officeooo:paragraph-rsid="0020dfb7"/>
    </style:style>
    <style:style style:name="P11" style:family="paragraph" style:parent-style-name="Standard">
      <style:text-properties officeooo:rsid="0022b9f6" officeooo:paragraph-rsid="0022b9f6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4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5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6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7" style:family="paragraph" style:parent-style-name="Standard">
      <style:paragraph-properties fo:text-align="start" style:justify-single-word="false"/>
      <style:text-properties officeooo:rsid="0035bdcb" officeooo:paragraph-rsid="00361951"/>
    </style:style>
    <style:style style:name="P18" style:family="paragraph" style:parent-style-name="Header">
      <style:text-properties officeooo:rsid="000c0ed4" officeooo:paragraph-rsid="000c0ed4"/>
    </style:style>
    <style:style style:name="P19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61951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10"/>
      <text:p text:style-name="P11">Problem 2</text:p>
      <text:p text:style-name="P11"/>
      <text:p text:style-name="P12">a) </text:p>
      <text:p text:style-name="P12"/>
      <text:p text:style-name="P12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19" svg:width="0.2291in" svg:height="0.1398in" svg:x="0in" svg:y="0.0008in" svg:viewBox="0 0 583 356" draw:points="291,356 0,356 0,0 583,0 583,356"><text:p/></draw:polygon><draw:polygon draw:style-name="gr3" draw:text-style-name="P20" svg:width="0.0445in" svg:height="0.0256in" svg:x="0.0299in" svg:y="0in" svg:viewBox="0 0 114 66" draw:points="58,0 0,59 7,66 58,23 106,66 114,59"><text:p/></draw:polygon><draw:path draw:style-name="gr4" draw:text-style-name="P20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20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20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3"><draw:g text:anchor-type="as-char" svg:y="-0.1173in" draw:z-index="3" draw:style-name="gr1"><svg:title>TexMaths</svg:title><svg:desc>12§display§\hat{x}_{ae} = B_{ae}y§svg§600§FALSE§</svg:desc><draw:polygon draw:style-name="gr18" draw:text-style-name="P19" svg:width="0.8154in" svg:height="0.1476in" svg:x="0in" svg:y="0.0004in" svg:viewBox="0 0 2072 376" draw:points="1036,376 0,376 0,0 2072,0 2072,376"><text:p/></draw:polygon><draw:polygon draw:style-name="gr19" draw:text-style-name="P20" svg:width="0.0445in" svg:height="0.0256in" svg:x="0.0299in" svg:y="0in" svg:viewBox="0 0 114 66" draw:points="58,0 0,59 7,66 58,23 106,66 114,59"><text:p/></draw:polygon><draw:path draw:style-name="gr20" draw:text-style-name="P20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20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20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20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20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20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20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20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19" svg:width="3.0358in" svg:height="0.5067in" svg:x="0in" svg:y="0.0008in" svg:viewBox="0 0 7712 1288" draw:points="3856,1288 0,1288 0,0 7712,0 7712,1288"><text:p/></draw:polygon><draw:path draw:style-name="gr70" draw:text-style-name="P20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20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20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20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20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20" svg:width="0.1665in" svg:height="0.0067in" svg:x="0.5098in" svg:y="0.2437in" svg:viewBox="0 0 424 18" draw:points="211,18 0,18 0,0 424,0 424,18"><text:p/></draw:polygon><draw:path draw:style-name="gr76" draw:text-style-name="P20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20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20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20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20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20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20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20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20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20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20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20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20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20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20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20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20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20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20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20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20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20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20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20" svg:width="0.0783in" svg:height="0.0059in" svg:x="2.1902in" svg:y="0.1071in" svg:viewBox="0 0 200 16" svg:d="M188 16c5 0 12 0 12-8s-6-8-12-8h-176c-5 0-12 0-12 7 0 9 7 9 12 9z"><text:p/></draw:path><draw:path draw:style-name="gr100" draw:text-style-name="P20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20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20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20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20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20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20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20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20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20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20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3"/>
      <text:p text:style-name="P15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19" svg:width="0.2291in" svg:height="0.1398in" svg:x="0in" svg:y="0.0008in" svg:viewBox="0 0 583 356" draw:points="291,356 0,356 0,0 583,0 583,356"><text:p/></draw:polygon><draw:polygon draw:style-name="gr8" draw:text-style-name="P20" svg:width="0.0445in" svg:height="0.0256in" svg:x="0.0299in" svg:y="0in" svg:viewBox="0 0 114 66" draw:points="58,0 0,59 7,66 58,23 106,66 114,59"><text:p/></draw:polygon><draw:path draw:style-name="gr9" draw:text-style-name="P20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20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20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4"><draw:g text:anchor-type="as-char" svg:y="-0.1173in" draw:z-index="4" draw:style-name="gr1"><svg:title>TexMaths</svg:title><svg:desc>12§display§\hat{x}_{ea} = B_{ea}y§svg§600§FALSE§</svg:desc><draw:polygon draw:style-name="gr28" draw:text-style-name="P19" svg:width="0.8154in" svg:height="0.1476in" svg:x="0in" svg:y="0.0004in" svg:viewBox="0 0 2072 376" draw:points="1036,376 0,376 0,0 2072,0 2072,376"><text:p/></draw:polygon><draw:polygon draw:style-name="gr29" draw:text-style-name="P20" svg:width="0.0445in" svg:height="0.0256in" svg:x="0.0299in" svg:y="0in" svg:viewBox="0 0 114 66" draw:points="58,0 0,59 7,66 58,23 106,66 114,59"><text:p/></draw:polygon><draw:path draw:style-name="gr30" draw:text-style-name="P20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20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20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20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20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20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20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20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19" svg:width="2.3709in" svg:height="0.5067in" svg:x="0in" svg:y="0.0008in" svg:viewBox="0 0 6023 1288" draw:points="3012,1288 0,1288 0,0 6023,0 6023,1288"><text:p/></draw:polygon><draw:path draw:style-name="gr39" draw:text-style-name="P20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20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20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20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20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20" svg:width="0.0917in" svg:height="0.0067in" svg:x="0.5098in" svg:y="0.2437in" svg:viewBox="0 0 234 18" draw:points="118,18 0,18 0,0 234,0 234,18"><text:p/></draw:polygon><draw:path draw:style-name="gr45" draw:text-style-name="P20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20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20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20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20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20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20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20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20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20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20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20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20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20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20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20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20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20" svg:width="0.0783in" svg:height="0.0059in" svg:x="1.8205in" svg:y="0.1071in" svg:viewBox="0 0 200 16" svg:d="M188 16c5 0 12 0 12-8s-6-8-12-8h-176c-5 0-12 0-12 7 0 9 7 9 12 9z"><text:p/></draw:path><draw:path draw:style-name="gr63" draw:text-style-name="P20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20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20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20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20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20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5"/>
      <text:p text:style-name="P15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19" svg:width="0.3398in" svg:height="0.1398in" svg:x="0in" svg:y="0.0008in" svg:viewBox="0 0 864 356" draw:points="432,356 0,356 0,0 864,0 864,356"><text:p/></draw:polygon><draw:polygon draw:style-name="gr13" draw:text-style-name="P20" svg:width="0.0445in" svg:height="0.0256in" svg:x="0.0299in" svg:y="0in" svg:viewBox="0 0 114 66" draw:points="58,0 0,59 7,66 58,23 106,66 114,59"><text:p/></draw:polygon><draw:path draw:style-name="gr14" draw:text-style-name="P20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20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20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20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5"/>
      <text:p text:style-name="P16">b)</text:p>
      <text:p text:style-name="P17"><text:line-break/><text:span text:style-name="T5">For the average then estimate and the estimate then average, the final estimated </text:span><text:span text:style-name="T5"><draw:g text:anchor-type="as-char" svg:y="-0.1181in" draw:z-index="7" draw:style-name="gr1"><svg:title>TexMaths</svg:title><svg:desc>12§display§\hat{x}§svg§600§FALSE§</svg:desc><draw:polygon draw:style-name="gr111" draw:text-style-name="P19" svg:width="0.0949in" svg:height="0.1154in" svg:x="0in" svg:y="0.0004in" svg:viewBox="0 0 242 294" draw:points="121,294 0,294 0,0 242,0 242,294"><text:p/></draw:polygon><draw:polygon draw:style-name="gr112" draw:text-style-name="P20" svg:width="0.0445in" svg:height="0.0256in" svg:x="0.0299in" svg:y="0in" svg:viewBox="0 0 114 66" draw:points="58,0 0,59 7,66 58,23 106,66 114,59"><text:p/></draw:polygon><draw:path draw:style-name="gr113" draw:text-style-name="P20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9 0 43-30 44-33 6 16 21 33 47 33 43 0 67-54 67-65 0-5-3-5-5-5-3 0-4 2-6 5-13 46-42 55-56 55-17 0-23-13-23-27 0-10 3-19 7-38z"><text:p/></draw:path></draw:g></text:span><text:span text:style-name="T5"> is identical to the hundreths place and otherwise approximately the same. Whereas the minimum RMS residuals method is different from the oth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22:30:53.411516688</dc:date>
    <meta:editing-duration>PT7H53M43S</meta:editing-duration>
    <meta:editing-cycles>42</meta:editing-cycles>
    <meta:document-statistic meta:table-count="0" meta:image-count="0" meta:object-count="0" meta:page-count="1" meta:paragraph-count="22" meta:word-count="118" meta:character-count="630" meta:non-whitespace-character-count="534"/>
  </office:meta>
</office:document-meta>
</file>